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44cm" fo:min-width="0.19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2cm" fo:min-width="0.14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1cm" fo:min-width="4.56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22pt"/>
    </style:style>
    <style:style style:name="P5" style:family="paragraph">
      <loext:graphic-properties draw:fill="none" draw:fill-color="#ffffff"/>
      <style:paragraph-properties fo:text-align="center"/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8cm" svg:height="0.98cm" svg:x="3.7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98cm" svg:height="0.98cm" svg:x="12.781cm" svg:y="13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5.06cm" svg:height="2.76cm" svg:x="19.3cm" svg:y="6.82cm">
          <text:p/>
          <draw:enhanced-geometry svg:viewBox="0 0 21600 21600" draw:type="rectangle" draw:enhanced-path="M 0 0 L 21600 0 21600 21600 0 21600 0 0 Z N"/>
        </draw:custom-shape>
        <draw:polyline draw:style-name="gr4" draw:text-style-name="P1" xml:id="id2" draw:id="id2" draw:layer="layout" svg:width="2.359cm" svg:height="0.859cm" svg:x="6.68cm" svg:y="7.78cm" svg:viewBox="0 0 2360 860" draw:points="0,420 380,420 560,820 800,0 1000,820 1200,0 1380,860 1580,20 1780,820 2000,420 2360,420 2340,420">
          <text:p/>
        </draw:polyline>
        <draw:connector draw:style-name="gr5" draw:text-style-name="P2" draw:layer="layout" svg:x1="4.27cm" svg:y1="13.94cm" svg:x2="6.68cm" svg:y2="8.21cm" draw:start-shape="id1" draw:start-glue-point="4" draw:end-shape="id2" draw:end-glue-point="3" svg:d="M4270 13940v-5730h2410" svg:viewBox="0 0 2411 5731">
          <text:p/>
        </draw:connector>
        <draw:connector draw:style-name="gr5" draw:text-style-name="P2" xml:id="id4" draw:id="id4" draw:layer="layout" svg:x1="9.04cm" svg:y1="8.21cm" svg:x2="13.271cm" svg:y2="13.941cm" draw:start-shape="id2" draw:start-glue-point="1" draw:end-shape="id3" draw:end-glue-point="4" svg:d="M9040 8210h4231v5731" svg:viewBox="0 0 4232 5732">
          <text:p/>
        </draw:connector>
        <draw:connector draw:style-name="gr5" draw:text-style-name="P2" draw:layer="layout" svg:x1="13.271cm" svg:y1="8.21cm" svg:x2="19.3cm" svg:y2="8.2cm" draw:start-shape="id4" draw:start-glue-point="0" draw:end-shape="id5" draw:end-glue-point="3" svg:d="M13271 8210h3002v-10h3027" svg:viewBox="0 0 6030 11">
          <text:p/>
        </draw:connector>
        <draw:frame draw:style-name="gr6" draw:text-style-name="P3" draw:layer="layout" svg:width="3.495cm" svg:height="1.657cm" svg:x="2.54cm" svg:y="15.16cm">
          <draw:text-box>
            <text:p text:style-name="P2">Pin 2</text:p>
            <text:p text:style-name="P2">(Referenz)</text:p>
          </draw:text-box>
        </draw:frame>
        <draw:frame draw:style-name="gr6" draw:text-style-name="P3" draw:layer="layout" svg:width="3.457cm" svg:height="1.657cm" svg:x="11.541cm" svg:y="15.361cm">
          <draw:text-box>
            <text:p text:style-name="P2">Pin [3-12]</text:p>
            <text:p text:style-name="P2">(Lesepins)</text:p>
          </draw:text-box>
        </draw:frame>
        <draw:frame draw:style-name="gr6" draw:text-style-name="P3" draw:layer="layout" svg:width="6.594cm" svg:height="1.657cm" svg:x="18.642cm" svg:y="9.962cm">
          <draw:text-box>
            <text:p text:style-name="P2">Touchsensoren [1-10]</text:p>
            <text:p text:style-name="P2">(Pin 3 = Sensor 1)</text:p>
          </draw:text-box>
        </draw:frame>
        <draw:frame draw:style-name="gr6" draw:text-style-name="P3" draw:layer="layout" svg:width="2.034cm" svg:height="0.954cm" svg:x="6.841cm" svg:y="6.661cm">
          <draw:text-box>
            <text:p text:style-name="P2">1 MΩ</text:p>
          </draw:text-box>
        </draw:frame>
        <draw:frame draw:style-name="gr6" draw:text-style-name="P5" draw:layer="layout" svg:width="16.504cm" svg:height="1.111cm" svg:x="6.841cm" svg:y="3.661cm">
          <draw:text-box>
            <text:p text:style-name="P4">Schematics für die Arduino Touch Sensor Ding</text:p>
          </draw:text-box>
        </draw:frame>
        <draw:frame draw:style-name="gr6" draw:text-style-name="P5" draw:layer="layout" svg:width="3.914cm" svg:height="1.111cm" svg:x="13.136cm" svg:y="2.062cm">
          <draw:text-box>
            <text:p text:style-name="P4">Spektakel</text:p>
          </draw:text-box>
        </draw:frame>
        <draw:frame draw:style-name="gr6" draw:text-style-name="P3" draw:layer="layout" svg:width="2.966cm" svg:height="0.954cm" svg:x="25.441cm" svg:y="18.661cm">
          <draw:text-box>
            <text:p text:style-name="P2">06.02.2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09:12:06.865474000</meta:creation-date>
    <dc:date>2020-02-06T09:29:47.820428000</dc:date>
    <meta:editing-duration>PT17M51S</meta:editing-duration>
    <meta:editing-cycles>4</meta:editing-cycles>
    <meta:generator>LibreOffice/5.4.0.3$MacOSX_X86_64 LibreOffice_project/7556cbc6811c9d992f4064ab9287069087d7f62c</meta:generator>
    <meta:document-statistic meta:object-count="14"/>
  </office:meta>
</office:document-meta>
</file>